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6f10" officeooo:paragraph-rsid="001a6f10"/>
    </style:style>
    <style:style style:name="P2" style:family="paragraph" style:parent-style-name="Standard">
      <style:text-properties officeooo:rsid="001c6770" officeooo:paragraph-rsid="001c6770"/>
    </style:style>
    <style:style style:name="P3" style:family="paragraph" style:parent-style-name="Standard">
      <style:text-properties officeooo:rsid="001db8b9" officeooo:paragraph-rsid="001db8b9"/>
    </style:style>
    <style:style style:name="P4" style:family="paragraph" style:parent-style-name="Standard">
      <style:text-properties officeooo:rsid="001f1c18" officeooo:paragraph-rsid="001f1c18"/>
    </style:style>
    <style:style style:name="P5" style:family="paragraph" style:parent-style-name="Standard">
      <style:text-properties officeooo:rsid="001fdee3" officeooo:paragraph-rsid="001fdee3"/>
    </style:style>
    <style:style style:name="P6" style:family="paragraph" style:parent-style-name="Standard">
      <style:text-properties officeooo:rsid="002026ce" officeooo:paragraph-rsid="002026ce"/>
    </style:style>
    <style:style style:name="T1" style:family="text">
      <style:text-properties officeooo:rsid="001c6770"/>
    </style:style>
    <style:style style:name="T2" style:family="text">
      <style:text-properties officeooo:rsid="001f1c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veloppeur.android.com</text:p>
      <text:p text:style-name="P1"/>
      <text:p text:style-name="P1">Drawables | /res/drawable/</text:p>
      <text:p text:style-name="P1"/>
      <text:p text:style-name="P1">Valeurs simples | res/values</text:p>
      <text:p text:style-name="P1">-String</text:p>
      <text:p text:style-name="P1">-Dim</text:p>
      <text:p text:style-name="P1">-Array</text:p>
      <text:p text:style-name="P1">-Colors</text:p>
      <text:p text:style-name="P1">…</text:p>
      <text:p text:style-name="P1"/>
      <text:p text:style-name="P1">Layouts | /res/layouts/</text:p>
      <text:p text:style-name="P1"/>
      <text:p text:style-name="P1">Thème et styles | /res/values/</text:p>
      <text:p text:style-name="P1"/>
      <text:p text:style-name="P1">Données Brutes | /res/raw</text:p>
      <text:p text:style-name="P1">L&gt; Bordel =&gt; Accès spécial</text:p>
      <text:p text:style-name="P1"/>
      <text:p text:style-name="P1">Menus | /res/menu/</text:p>
      <text:p text:style-name="P1"/>
      <text:p text:style-name="P1">values.xml</text:p>
      <text:p text:style-name="P1">&lt;?xml version= '' 1.0'' encoding= ''UTF-8''?&gt;</text:p>
      <text:p text:style-name="P1">&lt;ressources&gt;</text:p>
      <text:p text:style-name="P1"><text:tab/>&lt;string name=''app_name''&gt; Test &lt;/string&gt;</text:p>
      <text:p text:style-name="P1"><text:tab/>&lt;string name=''action_settings''&gt;Options&lt;/string&gt;</text:p>
      <text:p text:style-name="P1"><text:tab/>&lt;string-array name=''OS''&gt;</text:p>
      <text:p text:style-name="P1"><text:tab/><text:tab/>&lt;item&gt;Ubuntu&lt;/<text:span text:style-name="T1">item&gt;</text:span></text:p>
      <text:p text:style-name="P1"><text:tab/><text:tab/><text:span text:style-name="T1">&lt;item&gt;MacOS&lt;/item&gt;</text:span></text:p>
      <text:p text:style-name="P1"><text:tab/><text:tab/><text:span text:style-name="T1">&lt;item&gt;Windows&lt;/item&gt;</text:span></text:p>
      <text:p text:style-name="P1"><text:tab/><text:span text:style-name="T1">&lt;/string-array&gt;</text:span></text:p>
      <text:p text:style-name="P2"><text:tab/>&lt;color name=''red''&gt;#ffff0000&lt;/color&gt;</text:p>
      <text:p text:style-name="P2">&lt;dimen name=''marge''&gt;10dp&lt;/dimen&gt;</text:p>
      <text:p text:style-name="P2">&lt;/ressources&gt;</text:p>
      <text:p text:style-name="P2">/res/values/en/values.xml</text:p>
      <text:p text:style-name="P2">/res/values/fr/values.xml</text:p>
      <text:p text:style-name="P2"/>
      <text:p text:style-name="P2">/res/layout/activity_main.xml</text:p>
      <text:p text:style-name="P2">/res/layout/land/activity_name.xml</text:p>
      <text:p text:style-name="P2"><text:tab/> <text:s text:c="5"/>large-land</text:p>
      <text:p text:style-name="P2"/>
      <text:p text:style-name="P3">drawables/mdpi/ss.png</text:p>
      <text:p text:style-name="P3">drawables/hdpi/ss.png</text:p>
      <text:p text:style-name="P3">drawables/xhdpi/ss.png</text:p>
      <text:p text:style-name="P3"/>
      <text:p text:style-name="P3">R.java : Contient les reférences des ressources</text:p>
      <text:p text:style-name="P3"/>
      <text:p text:style-name="P3">class context : méthodes de ressources</text:p>
      <text:p text:style-name="P3">def system</text:p>
      <text:p text:style-name="P3">ressources</text:p>
      <text:p text:style-name="P3"/>
      <text:p text:style-name="P3">getString(R.string.app_name)</text:p>
      <text:p text:style-name="P3">findViewById(R.id.chiffre<text:span text:style-name="T2">)</text:span></text:p>
      <text:p text:style-name="P3"><text:soft-page-break/></text:p>
      <text:p text:style-name="P4">getString(android.R.string.cancel)</text:p>
      <text:p text:style-name="P4"/>
      <text:p text:style-name="P4">LinearLayout</text:p>
      <text:p text:style-name="P4">RelativeLayout</text:p>
      <text:p text:style-name="P5"/>
      <text:p text:style-name="P5">public class MainActivity extends Actiity {</text:p>
      <text:p text:style-name="P5">@Override</text:p>
      <text:p text:style-name="P5">protected void onCreate(Bundle savedInstane){</text:p>
      <text:p text:style-name="P5"><text:tab/>super.onCreate(savedInstance) ;</text:p>
      <text:p text:style-name="P5"><text:tab/>setContentView(R.layout.activity_main) ;</text:p>
      <text:p text:style-name="P5"><text:tab/>…</text:p>
      <text:p text:style-name="P5"><text:tab/>}</text:p>
      <text:p text:style-name="P5">}</text:p>
      <text:p text:style-name="P5"/>
      <text:p text:style-name="P6">Layout : Gourmands</text:p>
      <text:p text:style-name="P6"/>
      <text:p text:style-name="P6">Widget : éléments imbriqués </text:p>
      <text:p text:style-name="P6"/>
      <text:p text:style-name="P6">ListVie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1T11:25:23.472619179</meta:creation-date>
    <meta:editing-duration>P0D</meta:editing-duration>
    <meta:editing-cycles>2</meta:editing-cycles>
    <meta:generator>LibreOffice/4.2.8.2$Linux_X86_64 LibreOffice_project/420m0$Build-2</meta:generator>
    <dc:date>2015-10-01T11:25:45.453559084</dc:date>
    <meta:document-statistic meta:table-count="0" meta:image-count="0" meta:object-count="0" meta:page-count="2" meta:paragraph-count="54" meta:word-count="113" meta:character-count="1216" meta:non-whitespace-character-count="1134"/>
  </office:meta>
</office:document-meta>
</file>